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2458in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Liberation Serif"/>
    </style:style>
    <style:style style:name="P3" style:family="paragraph" style:parent-style-name="Table_20_Contents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/>
    </style:style>
    <style:style style:name="P5" style:family="paragraph" style:parent-style-name="Table_20_Contents" style:list-style-name="L1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6" style:family="paragraph" style:list-style-name="L1"/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of Meeting </text:p>
      <text:p text:style-name="P1">GMRT</text:p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5<text:span text:style-name="T2">th</text:span> February 2013 Time : 3.00 PM to 4.00 PM; GMRT Conference 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imisha,S.Nayak,Raju, Santaji and Naresh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2"><text:s text:c="13"/>Discussed following items :</text:p>
            <text:p text:style-name="P3"/>
            <text:list xml:id="list15413296481" text:style-name="L1">
              <text:list-item>
                <text:p text:style-name="P5">Raj informed that they had discussed the PC related matter with Mr.Jitendra. </text:p>
                <text:p text:style-name="P5">After the discussion it is concluded that we can use three PC out of four HP SFF PC which we kept for him.</text:p>
                <text:p text:style-name="P5"/>
              </text:list-item>
              <text:list-item>
                <text:p text:style-name="P5">NMS informed that MCM testing is going on in Lab.</text:p>
                <text:p text:style-name="P5">Also NMS had developed small QML application. He will further explore QML for building a prototype application.</text:p>
                <text:p text:style-name="P5"/>
              </text:list-item>
              <text:list-item>
                <text:p text:style-name="P5">We discussed about the ABCCOM report. NGK suggested few points of correction in the report after which it can be sent to all members for bigger discussion forum.</text:p>
                <text:p text:style-name="P5"/>
              </text:list-item>
              <text:list-item>
                <text:p text:style-name="P5">We discussed about L2 and L3 switches. Raj explained the difference between L2 and L3.</text:p>
                <text:p text:style-name="P5"/>
              </text:list-item>
              <text:list-item>
                <text:p text:style-name="P5">Raj inform that he has implemented the XML file generation code(command and response file) in prototype server.</text:p>
                <text:p><text:span text:style-name="T3">NMS and Santaji can work on those XML file to generate Web based and QT application which can display information from XML files.</text:span></text:p>
                <text:p text:style-name="P5"/>
              </text:list-item>
              <text:list-item>
                <text:p text:style-name="P5">NGK suggested that we should keep note of our development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2-05T17:10:10</dc:date>
    <dc:creator>teleset </dc:creator>
    <meta:editing-duration>PT11H35M55S</meta:editing-duration>
    <meta:editing-cycles>134</meta:editing-cycles>
    <meta:generator>LibreOffice/3.4$Linux LibreOffice_project/340m1$Build-602</meta:generator>
    <meta:document-statistic meta:table-count="1" meta:image-count="0" meta:object-count="0" meta:page-count="1" meta:paragraph-count="25" meta:word-count="212" meta:character-count="1215" meta:non-whitespace-character-count="1013"/>
  </office:meta>
</office:document-meta>
</file>